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EE00000227A8D8E9CF.jpg"/>
  <manifest:file-entry manifest:media-type="image/jpeg" manifest:full-path="Pictures/10000000000000E4000002966525BF74.jpg"/>
  <manifest:file-entry manifest:media-type="image/jpeg" manifest:full-path="Pictures/1000000000000132000001F2959D2D1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FILTER TYPES</text:p>
      <text:p text:style-name="Standard"><draw:frame draw:style-name="fr1" draw:name="graphics1" text:anchor-type="paragraph" svg:x="0.1398in" svg:y="0.3228in" svg:width="2.0634in" svg:height="5.4189in" draw:z-index="0"><draw:image xlink:href="Pictures/10000000000000E4000002966525BF74.jpg" xlink:type="simple" xlink:show="embed" xlink:actuate="onLoad"/></draw:frame><draw:frame draw:style-name="fr1" draw:name="graphics2" text:anchor-type="paragraph" svg:x="2.202in" svg:y="0.2083in" svg:width="2.2484in" svg:height="4.8429in" draw:z-index="1"><draw:image xlink:href="Pictures/1000000000000132000001F2959D2D1F.jpg" xlink:type="simple" xlink:show="embed" xlink:actuate="onLoad"/></draw:frame><draw:frame draw:style-name="fr1" draw:name="graphics3" text:anchor-type="paragraph" svg:x="5.0874in" svg:y="0.4075in" svg:width="1.8028in" svg:height="5.8618in" draw:z-index="2"><draw:image xlink:href="Pictures/10000000000000EE00000227A8D8E9C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9T14:05:32.68</meta:creation-date>
    <meta:document-statistic meta:table-count="0" meta:image-count="3" meta:object-count="0" meta:page-count="1" meta:paragraph-count="1" meta:word-count="3" meta:character-count="17"/>
    <dc:date>2017-09-09T14:14:19.49</dc:date>
    <meta:editing-duration>PT8M48S</meta:editing-duration>
    <meta:editing-cycles>1</meta:editing-cycles>
    <meta:generator>OpenOffice/4.1.2$Win32 OpenOffice.org_project/412m3$Build-9782</meta:generator>
  </office:meta>
</office:document-meta>
</file>